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Activit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Activity.OActivity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Activity.setFailureHandling( OFailureHandling failureHand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Activit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Activity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Activity.getFailureHandl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